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b75e2" officeooo:paragraph-rsid="000b75e2"/>
    </style:style>
    <style:style style:name="P2" style:family="paragraph" style:parent-style-name="Standard">
      <style:text-properties officeooo:rsid="000b75e2" officeooo:paragraph-rsid="000e5a43"/>
    </style:style>
    <style:style style:name="P3" style:family="paragraph" style:parent-style-name="Standard">
      <style:text-properties officeooo:rsid="000acc5b" officeooo:paragraph-rsid="000b75e2"/>
    </style:style>
    <style:style style:name="P4" style:family="paragraph" style:parent-style-name="Standard">
      <style:text-properties officeooo:rsid="000980b4" officeooo:paragraph-rsid="000b75e2"/>
    </style:style>
    <style:style style:name="P5" style:family="paragraph" style:parent-style-name="Standard">
      <style:text-properties officeooo:rsid="00053f8e" officeooo:paragraph-rsid="000b75e2"/>
    </style:style>
    <style:style style:name="P6" style:family="paragraph" style:parent-style-name="Standard">
      <style:text-properties officeooo:rsid="000e5a43" officeooo:paragraph-rsid="000e5a43"/>
    </style:style>
    <style:style style:name="P7" style:family="paragraph" style:parent-style-name="Standard">
      <style:text-properties officeooo:rsid="0010087e" officeooo:paragraph-rsid="0010087e"/>
    </style:style>
    <style:style style:name="P8" style:family="paragraph" style:parent-style-name="Standard" style:list-style-name="L1">
      <style:text-properties officeooo:paragraph-rsid="000e5a43"/>
    </style:style>
    <style:style style:name="P9" style:family="paragraph" style:parent-style-name="Standard" style:list-style-name="L1">
      <style:text-properties officeooo:rsid="000acc5b" officeooo:paragraph-rsid="000b75e2"/>
    </style:style>
    <style:style style:name="P10" style:family="paragraph" style:parent-style-name="Standard" style:list-style-name="L1">
      <style:text-properties officeooo:rsid="000acc5b" officeooo:paragraph-rsid="000e5a43"/>
    </style:style>
    <style:style style:name="P11" style:family="paragraph" style:parent-style-name="Standard" style:list-style-name="L1">
      <style:text-properties officeooo:rsid="000980b4" officeooo:paragraph-rsid="000b75e2"/>
    </style:style>
    <style:style style:name="P12" style:family="paragraph" style:parent-style-name="Standard" style:list-style-name="L1">
      <style:text-properties officeooo:rsid="000e5a43" officeooo:paragraph-rsid="000e5a43"/>
    </style:style>
    <style:style style:name="P13" style:family="paragraph" style:parent-style-name="Standard" style:list-style-name="L2">
      <style:text-properties officeooo:rsid="0010087e" officeooo:paragraph-rsid="0010087e"/>
    </style:style>
    <style:style style:name="P14" style:family="paragraph" style:parent-style-name="Standard">
      <style:text-properties officeooo:rsid="0010087e" officeooo:paragraph-rsid="0010087e"/>
    </style:style>
    <style:style style:name="P15" style:family="paragraph" style:parent-style-name="Standard">
      <style:text-properties officeooo:rsid="0002a478" officeooo:paragraph-rsid="0011c676"/>
    </style:style>
    <style:style style:name="P16" style:family="paragraph" style:parent-style-name="Standard">
      <style:text-properties officeooo:rsid="0000be7f" officeooo:paragraph-rsid="0011c676"/>
    </style:style>
    <style:style style:name="T1" style:family="text">
      <style:text-properties officeooo:rsid="000b75e2"/>
    </style:style>
    <style:style style:name="T2" style:family="text">
      <style:text-properties officeooo:rsid="000d6ec6"/>
    </style:style>
    <style:style style:name="T3" style:family="text">
      <style:text-properties officeooo:rsid="000acc5b"/>
    </style:style>
    <style:style style:name="T4" style:family="text">
      <style:text-properties officeooo:rsid="000e5a4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a problem with virtualenv on my desktop computer.</text:p>
      <text:p text:style-name="P1"/>
      <text:p text:style-name="P1">Let me first explain how it works on my laptop and why it is the correct functioning of the program. <text:span text:style-name="T2">The operating system is Linux Mint 19.1 Tessa and the version of virtualenv is 16.7.9 </text:span></text:p>
      <text:p text:style-name="P1"/>
      <text:list xml:id="list3424874270" text:style-name="L1">
        <text:list-item>
          <text:p text:style-name="P9"><text:span text:style-name="T1">This is the </text:span>output from simple setup “virtualenv test1”</text:p>
        </text:list-item>
      </text:list>
      <text:p text:style-name="P3"/>
      <text:p text:style-name="P3">luke@ujk:~/environments$ virtualenv test1</text:p>
      <text:p text:style-name="P3">Using base prefix '/usr'</text:p>
      <text:p text:style-name="P3">New python executable in /home/luke/environments/test1/bin/python3</text:p>
      <text:p text:style-name="P3">Also creating executable in /home/luke/environments/test1/bin/python</text:p>
      <text:p text:style-name="P3">Installing setuptools, pip, wheel...</text:p>
      <text:p text:style-name="P3">done.</text:p>
      <text:p text:style-name="P3"/>
      <text:list xml:id="list171230381330419" text:continue-numbering="true" text:style-name="L1">
        <text:list-item>
          <text:p text:style-name="P9"><text:span text:style-name="T4">the </text:span>standard activation function works: “source test1/bin/activate”</text:p>
        </text:list-item>
        <text:list-item>
          <text:p text:style-name="P11">virtualenv installs pip in the environment itself</text:p>
        </text:list-item>
      </text:list>
      <text:p text:style-name="P4"/>
      <text:p text:style-name="P5">(test1) luke@ujk:~/environments$ pip --version</text:p>
      <text:p text:style-name="P5">pip 21.3.1 from /home/luke/environments/test1/lib/python3.6/site-packages/pip (python 3.6)</text:p>
      <text:p text:style-name="P5">(test1) luke@ujk:~/environments$ pip3 --version</text:p>
      <text:p text:style-name="P5">pip 21.3.1 from /home/luke/environments/test1/lib/python3.6/site-packages/pip (python 3.6)</text:p>
      <text:p text:style-name="P5"/>
      <text:list xml:id="list171231174774527" text:continue-numbering="true" text:style-name="L1">
        <text:list-item>
          <text:p text:style-name="P9"><text:span text:style-name="T1">It is a “</text:span>minimal installation” <text:span text:style-name="T1">containing only necessary libraries</text:span></text:p>
        </text:list-item>
      </text:list>
      <text:p text:style-name="P3"/>
      <text:p text:style-name="P3">(test1) luke@ujk:~/environments$ pip list</text:p>
      <text:p text:style-name="P3">Package <text:s text:c="3"/>Version</text:p>
      <text:p text:style-name="P3">---------- -------</text:p>
      <text:p text:style-name="P3">pip <text:s text:c="7"/>21.3.1</text:p>
      <text:p text:style-name="P3">setuptools 59.6.0</text:p>
      <text:p text:style-name="P3">wheel <text:s text:c="5"/>0.37.1</text:p>
      <text:p text:style-name="P3"/>
      <text:p text:style-name="P3"/>
      <text:p text:style-name="P2">And here are similar commands given to my desktop computer, on which virtualenv does not work properly. <text:span text:style-name="T2">The operating system is Linux Mint 21.1 Vera and the version of virtualenv is </text:span><text:span text:style-name="T4">20.13</text:span><text:span text:style-name="T2"> </text:span></text:p>
      <text:list xml:id="list171229887479557" text:continue-numbering="true" text:style-name="L1">
        <text:list-header>
          <text:p text:style-name="P10"/>
        </text:list-header>
        <text:list-item text:start-value="1">
          <text:p text:style-name="P8"><text:span text:style-name="T1">This is the </text:span><text:span text:style-name="T3">output from simple setup “virtualenv test1”</text:span></text:p>
        </text:list-item>
      </text:list>
      <text:p text:style-name="P1"/>
      <text:p text:style-name="P1">luke@home:~/environments$ virtualenv test1</text:p>
      <text:p text:style-name="P1">created virtual environment CPython3.10.6.final.0-64 in 594ms</text:p>
      <text:p text:style-name="P1"><text:s text:c="2"/>creator CPython3Posix(dest=/home/luke/environments/test1, clear=False, no_vcs_ignore=False, global=False)</text:p>
      <text:p text:style-name="P1"><text:s text:c="2"/>seeder FromAppData(download=False, pip=bundle, setuptools=bundle, wheel=bundle, via=copy, app_data_dir=/home/luke/.local/share/virtualenv)</text:p>
      <text:p text:style-name="P1"><text:s text:c="4"/>added seed packages: pip==22.0.2, setuptools==59.6.0, wheel==0.37.1</text:p>
      <text:p text:style-name="P1"><text:s text:c="2"/>activators BashActivator,CShellActivator,FishActivator,NushellActivator,PowerShellActivator,PythonActivator</text:p>
      <text:p text:style-name="P1"/>
      <text:list xml:id="list171231042006885" text:continue-numbering="true" text:style-name="L1">
        <text:list-item>
          <text:p text:style-name="P10"><text:span text:style-name="T4">the </text:span>standard activation function “source test1/bin/activate” <text:span text:style-name="T4">does not </text:span>work. <text:span text:style-name="T4">The “activate” script is located in another place, so I have to give this command “</text:span>“source test1/<text:span text:style-name="T4">local/</text:span>bin/activate” <text:span text:style-name="T4">instead</text:span></text:p>
        </text:list-item>
        <text:list-item>
          <text:p text:style-name="P12">virtualenv does not seem to use any pip installed in the environment. Instead, it uses this:</text:p>
        </text:list-item>
      </text:list>
      <text:p text:style-name="P6"><text:soft-page-break/></text:p>
      <text:p text:style-name="P6">(test1) luke@home:~/environments$ pip --version</text:p>
      <text:p text:style-name="P6">pip 23.2.1 from /home/luke/.local/lib/python3.10/site-packages/pip (python 3.10)</text:p>
      <text:p text:style-name="P6">(test1) luke@home:~/environments$ pip3 --version</text:p>
      <text:p text:style-name="P6">pip 23.2.1 from /home/luke/.local/lib/python3.10/site-packages/pip (python 3.10)</text:p>
      <text:p text:style-name="P6"/>
      <text:list xml:id="list171230492647312" text:continue-numbering="true" text:style-name="L1">
        <text:list-item>
          <text:p text:style-name="P12">Instead of only “minimal installation”, the envoroment uses all the libraries installed in the system</text:p>
        </text:list-item>
      </text:list>
      <text:p text:style-name="P6"/>
      <text:p text:style-name="P6">(test1) luke@home:~/environments$ pip list</text:p>
      <text:p text:style-name="P6">Package <text:s text:c="21"/>Version</text:p>
      <text:p text:style-name="P6">---------------------------- -------------------</text:p>
      <text:p text:style-name="P6">absl-py <text:s text:c="21"/>1.4.0</text:p>
      <text:p text:style-name="P6">apt-clone <text:s text:c="19"/>0.2.1</text:p>
      <text:p text:style-name="P6">apturl <text:s text:c="22"/>0.5.2</text:p>
      <text:p text:style-name="P6">asgiref <text:s text:c="21"/>3.7.2</text:p>
      <text:p text:style-name="P6">astunparse <text:s text:c="18"/>1.6.3</text:p>
      <text:p text:style-name="P6">beautifulsoup4 <text:s text:c="14"/>4.10.0</text:p>
      <text:p text:style-name="P6">blinker <text:s text:c="21"/>1.4</text:p>
      <text:p text:style-name="P6">bottle <text:s text:c="22"/>0.12.25</text:p>
      <text:p text:style-name="P6">bottle-websocket <text:s text:c="12"/>0.2.9</text:p>
      <text:p text:style-name="P6">Brlapi <text:s text:c="22"/>0.8.3</text:p>
      <text:p text:style-name="P6">cachetools <text:s text:c="18"/>5.3.1</text:p>
      <text:p text:style-name="P6">catfish <text:s text:c="21"/>4.16.3</text:p>
      <text:p text:style-name="P6">ccsm <text:s text:c="24"/>0.9.14.1</text:p>
      <text:p text:style-name="P6">certifi <text:s text:c="21"/>2023.5.7</text:p>
      <text:p text:style-name="P6">chardet <text:s text:c="21"/>4.0.0</text:p>
      <text:p text:style-name="P6">charset-normalizer <text:s text:c="10"/>3.1.0</text:p>
      <text:p text:style-name="P6">click <text:s text:c="23"/>8.0.3</text:p>
      <text:p text:style-name="P6">colorama <text:s text:c="20"/>0.4.4</text:p>
      <text:p text:style-name="P6">command-not-found <text:s text:c="11"/>0.3</text:p>
      <text:p text:style-name="P6">compizconfig-python <text:s text:c="9"/>0.9.14.1</text:p>
      <text:p text:style-name="P6">configobj <text:s text:c="19"/>5.0.6</text:p>
      <text:p text:style-name="P6">contourpy <text:s text:c="19"/>1.1.0</text:p>
      <text:p text:style-name="P6">cryptography <text:s text:c="16"/>3.4.8</text:p>
      <text:p text:style-name="P6">cupshelpers <text:s text:c="17"/>1.0</text:p>
      <text:p text:style-name="P6">cycler <text:s text:c="22"/>0.11.0</text:p>
      <text:p text:style-name="P6">dbus-python <text:s text:c="17"/>1.2.18</text:p>
      <text:p text:style-name="P6">defer <text:s text:c="23"/>1.0.6</text:p>
      <text:p text:style-name="P6">distlib <text:s text:c="21"/>0.3.6</text:p>
      <text:p text:style-name="P6">distro <text:s text:c="22"/>1.7.0</text:p>
      <text:p text:style-name="P6">distro-info <text:s text:c="17"/>1.1build1</text:p>
      <text:p text:style-name="P6">Django <text:s text:c="22"/>4.2.4</text:p>
      <text:p text:style-name="P6">Eel <text:s text:c="25"/>0.16.0</text:p>
      <text:p text:style-name="P6">eyeD3 <text:s text:c="23"/>0.8.10</text:p>
      <text:p text:style-name="P6">filelock <text:s text:c="20"/>3.6.0</text:p>
      <text:p text:style-name="P6">flatbuffers <text:s text:c="17"/>23.5.26</text:p>
      <text:p text:style-name="P6">fonttools <text:s text:c="19"/>4.40.0</text:p>
      <text:p text:style-name="P6">future <text:s text:c="22"/>0.18.3</text:p>
      <text:p text:style-name="P6">gast <text:s text:c="24"/>0.5.4</text:p>
      <text:p text:style-name="P6">gevent <text:s text:c="22"/>23.9.1</text:p>
      <text:p text:style-name="P6">gevent-websocket <text:s text:c="12"/>0.10.1</text:p>
      <text:p text:style-name="P6"><text:soft-page-break/>google-auth <text:s text:c="17"/>2.20.0</text:p>
      <text:p text:style-name="P6">google-auth-oauthlib <text:s text:c="8"/>0.4.6</text:p>
      <text:p text:style-name="P6">google-pasta <text:s text:c="16"/>0.2.0</text:p>
      <text:p text:style-name="P6">greenlet <text:s text:c="20"/>3.0.0</text:p>
      <text:p text:style-name="P6">grpcio <text:s text:c="22"/>1.54.2</text:p>
      <text:p text:style-name="P6">h5py <text:s text:c="24"/>3.8.0</text:p>
      <text:p text:style-name="P6">httplib2 <text:s text:c="20"/>0.20.2</text:p>
      <text:p text:style-name="P6">idna <text:s text:c="24"/>3.4</text:p>
      <text:p text:style-name="P6">ifaddr <text:s text:c="22"/>0.1.7</text:p>
      <text:p text:style-name="P6">IMDbPY <text:s text:c="22"/>2021.4.18</text:p>
      <text:p text:style-name="P6">importlib-metadata <text:s text:c="10"/>4.6.4</text:p>
      <text:p text:style-name="P6">jax <text:s text:c="25"/>0.4.12</text:p>
      <text:p text:style-name="P6">jeepney <text:s text:c="21"/>0.7.1</text:p>
      <text:p text:style-name="P6">joblib <text:s text:c="22"/>1.2.0</text:p>
      <text:p text:style-name="P6">keras <text:s text:c="23"/>2.8.0</text:p>
      <text:p text:style-name="P6">Keras-Preprocessing <text:s text:c="9"/>1.1.2</text:p>
      <text:p text:style-name="P6">keyring <text:s text:c="21"/>23.5.0</text:p>
      <text:p text:style-name="P6">kiwisolver <text:s text:c="18"/>1.4.4</text:p>
      <text:p text:style-name="P6">launchpadlib <text:s text:c="16"/>1.10.16</text:p>
      <text:p text:style-name="P6">lazr.restfulclient <text:s text:c="10"/>0.14.4</text:p>
      <text:p text:style-name="P6">lazr.uri <text:s text:c="20"/>1.0.6</text:p>
      <text:p text:style-name="P6">libclang <text:s text:c="20"/>16.0.0</text:p>
      <text:p text:style-name="P6">louis <text:s text:c="23"/>3.20.0</text:p>
      <text:p text:style-name="P6">Mako <text:s text:c="24"/>1.1.3</text:p>
      <text:p text:style-name="P6">Markdown <text:s text:c="20"/>3.4.3</text:p>
      <text:p text:style-name="P6">MarkupSafe <text:s text:c="18"/>2.1.3</text:p>
      <text:p text:style-name="P6">matplotlib <text:s text:c="18"/>3.7.1</text:p>
      <text:p text:style-name="P6">menulibre <text:s text:c="19"/>2.2.2</text:p>
      <text:p text:style-name="P6">ml-dtypes <text:s text:c="19"/>0.2.0</text:p>
      <text:p text:style-name="P6">more-itertools <text:s text:c="14"/>8.10.0</text:p>
      <text:p text:style-name="P6">mugshot <text:s text:c="21"/>0.4.3</text:p>
      <text:p text:style-name="P6">netaddr <text:s text:c="21"/>0.8.0</text:p>
      <text:p text:style-name="P6">netifaces <text:s text:c="19"/>0.11.0</text:p>
      <text:p text:style-name="P6">nltk <text:s text:c="24"/>3.8.1</text:p>
      <text:p text:style-name="P6">numpy <text:s text:c="23"/>1.25.0</text:p>
      <text:p text:style-name="P6">oauthlib <text:s text:c="20"/>3.2.2</text:p>
      <text:p text:style-name="P6">onboard <text:s text:c="21"/>1.4.1</text:p>
      <text:p text:style-name="P6">opt-einsum <text:s text:c="18"/>3.3.0</text:p>
      <text:p text:style-name="P6">packaging <text:s text:c="19"/>21.3</text:p>
      <text:p text:style-name="P6">pandas <text:s text:c="22"/>2.0.2</text:p>
      <text:p text:style-name="P6">pexpect <text:s text:c="21"/>4.8.0</text:p>
      <text:p text:style-name="P6">Pillow <text:s text:c="22"/>9.0.1</text:p>
      <text:p text:style-name="P6">pip <text:s text:c="25"/>23.2.1</text:p>
      <text:p text:style-name="P6">platformdirs <text:s text:c="16"/>3.2.0</text:p>
      <text:p text:style-name="P6">praat-parselmouth <text:s text:c="11"/>0.4.3</text:p>
      <text:p text:style-name="P6">protobuf <text:s text:c="20"/>3.20.3</text:p>
      <text:p text:style-name="P6">psutil <text:s text:c="22"/>5.9.0</text:p>
      <text:p text:style-name="P6">ptyprocess <text:s text:c="18"/>0.7.0</text:p>
      <text:p text:style-name="P6">pyasn1 <text:s text:c="22"/>0.5.0</text:p>
      <text:p text:style-name="P6">pyasn1-modules <text:s text:c="14"/>0.3.0</text:p>
      <text:p text:style-name="P6">pycairo <text:s text:c="21"/>1.20.1</text:p>
      <text:p text:style-name="P6">pycups <text:s text:c="22"/>2.0.1</text:p>
      <text:p text:style-name="P6"><text:soft-page-break/>pycurl <text:s text:c="22"/>7.44.1</text:p>
      <text:p text:style-name="P6">pyelftools <text:s text:c="18"/>0.27</text:p>
      <text:p text:style-name="P6">PyGObject <text:s text:c="19"/>3.42.1</text:p>
      <text:p text:style-name="P6">PyICU <text:s text:c="23"/>2.8.1</text:p>
      <text:p text:style-name="P6">PyJWT <text:s text:c="23"/>2.3.0</text:p>
      <text:p text:style-name="P6">PyNaCl <text:s text:c="22"/>1.5.0</text:p>
      <text:p text:style-name="P6">pyparsing <text:s text:c="19"/>2.4.7</text:p>
      <text:p text:style-name="P6">pyparted <text:s text:c="20"/>3.11.7</text:p>
      <text:p text:style-name="P6">PyQt5 <text:s text:c="23"/>5.15.6</text:p>
      <text:p text:style-name="P6">PyQt5-sip <text:s text:c="19"/>12.9.1</text:p>
      <text:p text:style-name="P6">python-apt <text:s text:c="18"/>2.4.0+ubuntu1</text:p>
      <text:p text:style-name="P6">python-dateutil <text:s text:c="13"/>2.8.2</text:p>
      <text:p text:style-name="P6">python-debian <text:s text:c="15"/>0.1.43ubuntu1</text:p>
      <text:p text:style-name="P6">python-gnupg <text:s text:c="16"/>0.4.8</text:p>
      <text:p text:style-name="P6">python-magic <text:s text:c="16"/>0.4.24</text:p>
      <text:p text:style-name="P6">pytz <text:s text:c="24"/>2023.3</text:p>
      <text:p text:style-name="P6">pyxdg <text:s text:c="23"/>0.27</text:p>
      <text:p text:style-name="P6">PyYAML <text:s text:c="22"/>5.4.1</text:p>
      <text:p text:style-name="P6">regex <text:s text:c="23"/>2023.3.23</text:p>
      <text:p text:style-name="P6">reportlab <text:s text:c="19"/>3.6.8</text:p>
      <text:p text:style-name="P6">requests <text:s text:c="20"/>2.31.0</text:p>
      <text:p text:style-name="P6">requests-file <text:s text:c="15"/>1.5.1</text:p>
      <text:p text:style-name="P6">requests-oauthlib <text:s text:c="11"/>1.3.1</text:p>
      <text:p text:style-name="P6">rsa <text:s text:c="25"/>4.9</text:p>
      <text:p text:style-name="P6">scikit-learn <text:s text:c="16"/>1.2.2</text:p>
      <text:p text:style-name="P6">scipy <text:s text:c="23"/>1.10.1</text:p>
      <text:p text:style-name="P6">SecretStorage <text:s text:c="15"/>3.3.1</text:p>
      <text:p text:style-name="P6">setproctitle <text:s text:c="16"/>1.2.2</text:p>
      <text:p text:style-name="P6">setuptools <text:s text:c="18"/>67.8.0</text:p>
      <text:p text:style-name="P6">six <text:s text:c="25"/>1.16.0</text:p>
      <text:p text:style-name="P6">soupsieve <text:s text:c="19"/>2.3.1</text:p>
      <text:p text:style-name="P6">sqlparse <text:s text:c="20"/>0.4.4</text:p>
      <text:p text:style-name="P6">systemd-python <text:s text:c="14"/>234</text:p>
      <text:p text:style-name="P6">tensorboard <text:s text:c="17"/>2.8.0</text:p>
      <text:p text:style-name="P6">tensorboard-data-server <text:s text:c="5"/>0.6.1</text:p>
      <text:p text:style-name="P6">tensorboard-plugin-wit <text:s text:c="6"/>1.8.1</text:p>
      <text:p text:style-name="P6">tensorflow <text:s text:c="18"/>2.8.0</text:p>
      <text:p text:style-name="P6">tensorflow-estimator <text:s text:c="8"/>2.12.0</text:p>
      <text:p text:style-name="P6">tensorflow-io-gcs-filesystem 0.32.0</text:p>
      <text:p text:style-name="P6">termcolor <text:s text:c="19"/>2.3.0</text:p>
      <text:p text:style-name="P6">tf-estimator-nightly <text:s text:c="8"/>2.8.0.dev2021122109</text:p>
      <text:p text:style-name="P6">threadpoolctl <text:s text:c="15"/>3.1.0</text:p>
      <text:p text:style-name="P6">tldextract <text:s text:c="18"/>3.1.2</text:p>
      <text:p text:style-name="P6">tqdm <text:s text:c="24"/>4.65.0</text:p>
      <text:p text:style-name="P6">typing_extensions <text:s text:c="11"/>4.6.3</text:p>
      <text:p text:style-name="P6">tzdata <text:s text:c="22"/>2023.3</text:p>
      <text:p text:style-name="P6">ubuntu-advantage-tools <text:s text:c="6"/>8001</text:p>
      <text:p text:style-name="P6">ubuntu-drivers-common <text:s text:c="7"/>0.0.0</text:p>
      <text:p text:style-name="P6">ufw <text:s text:c="25"/>0.36.1</text:p>
      <text:p text:style-name="P6">Unidecode <text:s text:c="19"/>1.3.3</text:p>
      <text:p text:style-name="P6">urllib3 <text:s text:c="21"/>1.26.16</text:p>
      <text:p text:style-name="P6">virtualenv <text:s text:c="18"/>20.13.0+ds</text:p>
      <text:p text:style-name="P6"><text:soft-page-break/>wadllib <text:s text:c="21"/>1.3.6</text:p>
      <text:p text:style-name="P6">Werkzeug <text:s text:c="20"/>2.3.6</text:p>
      <text:p text:style-name="P6">wheel <text:s text:c="23"/>0.40.0</text:p>
      <text:p text:style-name="P6">whichcraft <text:s text:c="18"/>0.6.1</text:p>
      <text:p text:style-name="P6">wrapt <text:s text:c="23"/>1.15.0</text:p>
      <text:p text:style-name="P6">xdg <text:s text:c="25"/>5</text:p>
      <text:p text:style-name="P6">xkit <text:s text:c="24"/>0.0.0</text:p>
      <text:p text:style-name="P6">youtube-dl <text:s text:c="18"/>2021.12.17</text:p>
      <text:p text:style-name="P6">zipp <text:s text:c="24"/>1.0.0</text:p>
      <text:p text:style-name="P6">zope.event <text:s text:c="18"/>5.0</text:p>
      <text:p text:style-name="P6">zope.interface <text:s text:c="14"/>6.0</text:p>
      <text:p text:style-name="P6"/>
      <text:p text:style-name="P6"/>
      <text:p text:style-name="P7">How can I fix this? I want to be able to set up “minimal environments” on my desktop computer.</text:p>
      <text:p text:style-name="P6"/>
      <text:p text:style-name="P6"/>
      <text:p text:style-name="P6"/>
      <text:p text:style-name="P6"/>
      <text:list xml:id="list2805310249" text:style-name="L2">
        <text:list-item>
          <text:p text:style-name="P13">I cannot activate the newly created environment using “source test1/bin/activate” because this path does not exists. Inside test2, I only have the folders “lib” and “local”. “bin” is located inside “local”.</text:p>
        </text:list-item>
        <text:list-item>
          <text:p text:style-name="P13">virtualenv test1--no-site-packages does not work on virtualenv versions above 20.</text:p>
        </text:list-item>
      </text:list>
      <text:p text:style-name="P7"/>
      <text:p text:style-name="P7"/>
      <text:p text:style-name="P7"/>
      <text:p text:style-name="P7"/>
      <text:p text:style-name="P16">Pip on my desktop computer is installed here:</text:p>
      <text:p text:style-name="P16"/>
      <text:p text:style-name="P16">luke@home:~$ pip --version</text:p>
      <text:p text:style-name="P16">pip 23.2.1 from /home/luke/.local/lib/python3.10/site-packages/pip (python 3.10)</text:p>
      <text:p text:style-name="P16"/>
      <text:p text:style-name="P16">Is this the correct place? Or should I install pip once again somewhere else?</text:p>
      <text:p text:style-name="P16"/>
      <text:p text:style-name="P15">Initial PATH</text:p>
      <text:p text:style-name="P15">luke@home:~/environments$ echo $PATH</text:p>
      <text:p text:style-name="P15">/home/luke/.local/bin:/home/luke/bin:/usr/local/sbin:/usr/local/bin:/usr/sbin:/usr/bin:/sbin:/bin:/usr/games:/usr/local/games:/snap/bin</text:p>
      <text:p text:style-name="P15"/>
      <text:p text:style-name="P16"/>
      <text:p text:style-name="P16"/>
      <text:p text:style-name="P16"/>
      <text:p text:style-name="P16">export PATH=/usr/local/sbin:/usr/local/bin:/usr/sbin:/usr/bin:/sbin:/bin:/usr/games:/usr/local/games:/snap/bin:/home/luke/bin:/home/luke/.local/bin</text:p>
      <text:p text:style-name="P16"/>
      <text:p text:style-name="P16"/>
      <text:p text:style-name="P16">export PATH=/usr/local/sbin:/usr/local/bin:/usr/sbin:/usr/bin:/sbin:/bin:/usr/games:/usr/local/games:/snap/bin:/home/luke/bin:/home/luke/.local/bin</text:p>
      <text:p text:style-name="P16"/>
      <text:p text:style-name="P16"/>
      <text:p text:style-name="P15">I change the path. The command “which pip” shows installation in a “/usr/local/bin/”, but pip –version shows the installation in “/home/luke/.local/”. What is going on?</text:p>
      <text:p text:style-name="P15"/>
      <text:p text:style-name="P15"><text:soft-page-break/>luke@home:~$ echo $PATH</text:p>
      <text:p text:style-name="P15">/usr/local/sbin:/usr/local/bin:/usr/sbin:/usr/bin:/sbin:/bin:/usr/games:/usr/local/games:/snap/bin:/home/luke/bin:/home/luke/.local/bin</text:p>
      <text:p text:style-name="P15">luke@home:~$ which pip</text:p>
      <text:p text:style-name="P15">/usr/local/bin/pip</text:p>
      <text:p text:style-name="P15">luke@home:~$ pip --version</text:p>
      <text:p text:style-name="P15">pip 23.2.1 from /home/luke/.local/lib/python3.10/site-packages/pip (python 3.10)</text:p>
      <text:p text:style-name="P15">luke@home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Stolarski</meta:initial-creator>
    <meta:creation-date>2023-10-06T13:53:08.143116379</meta:creation-date>
    <dc:date>2023-10-06T17:12:29.564872898</dc:date>
    <dc:creator>Łukasz Stolarski</dc:creator>
    <meta:editing-duration>PT45M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215" meta:word-count="760" meta:character-count="9616" meta:non-whitespace-character-count="6134"/>
  </office:meta>
</office:document-meta>
</file>